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5700000404F835332C685189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4.6335in" svg:height="4.2866in" draw:z-index="0"><draw:image xlink:href="Pictures/100002010000045700000404F835332C6851890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2T08:34:48.180477341</meta:creation-date>
    <dc:date>2022-11-01T11:54:24.569760369</dc:date>
    <meta:editing-duration>PT1M58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